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239f" officeooo:paragraph-rsid="0015239f"/>
    </style:style>
    <style:style style:name="P2" style:family="paragraph" style:parent-style-name="Standard">
      <style:text-properties fo:language="en" fo:country="US" officeooo:rsid="0015239f" officeooo:paragraph-rsid="0015239f"/>
    </style:style>
    <style:style style:name="P3" style:family="paragraph">
      <loext:graphic-properties draw:fill="none" draw:fill-color="#ffffff"/>
    </style:style>
    <style:style style:name="P4" style:family="paragraph">
      <loext:graphic-properties draw:fill-color="#ffffff"/>
      <style:paragraph-properties fo:text-align="center"/>
    </style:style>
    <style:style style:name="T1" style:family="text">
      <style:text-properties officeooo:rsid="001576e2"/>
    </style:style>
    <style:style style:name="gr1" style:family="graphic">
      <style:graphic-properties draw:stroke="none" svg:stroke-color="#000000" draw:fill="none" draw:fill-color="#ffffff" fo:min-height="3.90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000000" draw:marker-start-width="0.503cm" draw:marker-end-width="0.503cm" draw:fill-color="#ffffff" draw:textarea-horizontal-align="justify" draw:textarea-vertical-align="middle" draw:auto-grow-height="false" fo:min-height="1.861cm" fo:min-width="5.526cm" fo:padding-top="0.049cm" fo:padding-bottom="0.049cm" fo:padding-left="0.049cm" fo:padding-right="0.049cm" fo:wrap-option="no-wrap" loext:decorative="false" style:run-through="back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a 1" draw:style-name="gr2" draw:text-style-name="P4" svg:width="8.61cm" svg:height="3.021cm" svg:x="8.216cm" svg:y="-1.723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 draw:name="Marco de texto 1" draw:style-name="gr1" draw:text-style-name="P3" svg:width="7.707cm" svg:height="3.902cm" svg:x="10.266cm" svg:y="-0.714cm"><draw:text-box><text:p>Food, dressing, toys</text:p></draw:text-box></draw:frame>Writing: Culture</text:p>
      <text:p text:style-name="P1">Plan</text:p>
      <text:p text:style-name="P1">Description in past, present and future</text:p>
      <text:p text:style-name="P1"/>
      <text:p text:style-name="P1"/>
      <text:p text:style-name="P2">In the past people used to eat more vegetables <text:span text:style-name="T1">and traditional food like mole, caldos and</text:span> <text:span text:style-name="T1">tamales of exotic animals,</text:span> they had a lot of terrain <text:span text:style-name="T1">to plant</text:span>. The meet was more natural because the animals didn´t eat chemicals. Today the people use a lot of chemicals in animals and food for a better appearance. Now a days some scientist are trying to do meat from the vegetables, maybe traditional food will change if people decide use that. My grandparents used to wear “calzones de manta”, that was <text:span text:style-name="T1">cheap and natural clothes, now we use clothes from other continents with different styles and colors, in the future people will use strange and funny clothes. My parents in the past used to build their own toys of wood, now people play with video games, in the future kids will play on 3D glass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08:17:42.302000000</meta:creation-date>
    <meta:print-date>2024-10-29T08:37:35.851000000</meta:print-date>
    <meta:printed-by>Archivos PDF</meta:printed-by>
    <dc:date>2024-10-29T08:39:11.786000000</dc:date>
    <meta:editing-duration>PT1M35S</meta:editing-duration>
    <meta:editing-cycles>1</meta:editing-cycles>
    <meta:document-statistic meta:table-count="0" meta:image-count="0" meta:object-count="0" meta:page-count="1" meta:paragraph-count="4" meta:word-count="151" meta:character-count="853" meta:non-whitespace-character-count="705"/>
    <meta:generator>LibreOffice/24.2.3.2$Windows_X86_64 LibreOffice_project/433d9c2ded56988e8a90e6b2e771ee4e6a5ab2ba</meta:generator>
  </office:meta>
</office:document-meta>
</file>